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text-properties fo:font-size="12pt" fo:font-weight="bold" style:font-size-asian="12pt" style:font-weight-asian="bold" style:font-size-complex="12pt" style:font-weight-complex="bold"/>
    </style:style>
    <style:style style:name="P2" style:family="paragraph" style:parent-style-name="Preformatted_20_Text">
      <style:text-properties officeooo:paragraph-rsid="00012397"/>
    </style:style>
    <style:style style:name="P3" style:family="paragraph" style:parent-style-name="Preformatted_20_Text">
      <style:text-properties officeooo:paragraph-rsid="00023668"/>
    </style:style>
    <style:style style:name="P4" style:family="paragraph" style:parent-style-name="Preformatted_20_Text">
      <style:text-properties officeooo:rsid="00023668" officeooo:paragraph-rsid="00012397"/>
    </style:style>
    <style:style style:name="P5" style:family="paragraph" style:parent-style-name="Preformatted_20_Text">
      <style:text-properties officeooo:paragraph-rsid="000443b6"/>
    </style:style>
    <style:style style:name="T1" style:family="text">
      <style:text-properties officeooo:rsid="00012397"/>
    </style:style>
    <style:style style:name="T2" style:family="text">
      <style:text-properties officeooo:rsid="00023668"/>
    </style:style>
    <style:style style:name="T3" style:family="text">
      <style:text-properties officeooo:rsid="0003f8aa"/>
    </style:style>
    <style:style style:name="T4" style:family="text">
      <style:text-properties officeooo:rsid="000443b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&amp;&amp;&amp;&amp;&amp; Forces : &amp;&amp;&amp;&amp;&amp;</text:p>
      <text:p text:style-name="Preformatted_20_Text"><text:s/>-&gt; Un site lisible et simple d'utilisation</text:p>
      <text:p text:style-name="Preformatted_20_Text"><text:tab/>Important pour ne pas faire fuire le client si il a ouvre le site internet pour la première fois</text:p>
      <text:p text:style-name="Preformatted_20_Text"/>
      <text:p text:style-name="Preformatted_20_Text"><text:s/>-&gt; Volonté de l'entreprise de se démarquer de la concurrence sur le plan écologique</text:p>
      <text:p text:style-name="Preformatted_20_Text"><text:tab/>On touche tous <text:span text:style-name="T1">types</text:span> <text:span text:style-name="T1">de</text:span> client<text:span text:style-name="T1">èle</text:span> qui recherches de la qualité et qui ont une conscience écologique <text:span text:style-name="T1">ou volonté écologique.</text:span></text:p>
      <text:p text:style-name="Preformatted_20_Text"><text:tab/>→<text:span text:style-name="T1"> </text:span>Ex : Des shakers non fait de plastique &amp; poudres 100% naturelles</text:p>
      <text:p text:style-name="Preformatted_20_Text"/>
      <text:p text:style-name="Preformatted_20_Text"><text:s/>-&gt; Diversification des produits</text:p>
      <text:p text:style-name="Preformatted_20_Text"><text:tab/>Ex : Shakers en édition limitée en partenariat &amp; large choix de poudre (goût<text:span text:style-name="T1">s</text:span> et couleur<text:span text:style-name="T1">s</text:span>)</text:p>
      <text:p text:style-name="Preformatted_20_Text"/>
      <text:p text:style-name="Preformatted_20_Text"><text:s/>-<text:span text:style-name="T2">&gt;</text:span> <text:span text:style-name="T2">L’entreprise est en partenariat avec des salles de sports qui vont vendre les produits et donc amélioré la notoriété de l’entreprise.</text:span></text:p>
      <text:p text:style-name="Preformatted_20_Text"/>
      <text:p text:style-name="P1">&amp;&amp;&amp;&amp;&amp; Faiblesses : &amp;&amp;&amp;&amp;&amp;</text:p>
      <text:p text:style-name="Preformatted_20_Text"><text:s/>-&gt; Seul support de vente <text:span text:style-name="T1">est la plate-forme</text:span> numérique</text:p>
      <text:p text:style-name="Preformatted_20_Text"><text:tab/>Peut être <text:span text:style-name="T1">problématique</text:span> lors de pannes sur le site internet</text:p>
      <text:p text:style-name="Preformatted_20_Text"/>
      <text:p text:style-name="P1">&amp;&amp;&amp;&amp;&amp; Menaces : &amp;&amp;&amp;&amp;&amp;</text:p>
      <text:p text:style-name="P2"><text:s/>-&gt; Problèmes numériques </text:p>
      <text:p text:style-name="P2"><text:tab/><text:span text:style-name="T1">Panne ou bug national voir internationale </text:span></text:p>
      <text:p text:style-name="Preformatted_20_Text"/>
      <text:p text:style-name="Preformatted_20_Text"><text:s/>-&gt; Révolutions numériques</text:p>
      <text:p text:style-name="Preformatted_20_Text"><text:tab/><text:span text:style-name="T1">En vue de l’essor de la donnée et des nouvelles technologie qui émergent, l’entreprise n’est pas à l'abri de devoir changer sont capital fixe pour se mettre à jour</text:span></text:p>
      <text:p text:style-name="Preformatted_20_Text"/>
      <text:p text:style-name="P3"><text:s/>-&gt; <text:s/>Pénuries de carburants ou de personnels livrant</text:p>
      <text:p text:style-name="P2"><text:tab/><text:span text:style-name="T2">Le coût du carburant augmente et le salaire des chauffeurs routiers augmente pour attirer de la main d'</text:span>œuvre <text:span text:style-name="T2">manquante, poussant l’entreprise à devoir augmenter ses prix ou encore, faire attendre le client avec un délai plus long, le poussant à aller voir la concurrence.</text:span></text:p>
      <text:p text:style-name="P2"/>
      <text:p text:style-name="P4"><text:s/>-&gt; Augmentation des coûts des consommations intermédiaires (Du au transport)</text:p>
      <text:p text:style-name="P2"/>
      <text:p text:style-name="P2"><text:s/>-<text:span text:style-name="T2">&gt; La potentielle arrivé d’un nouveau concurrent sur le marché</text:span></text:p>
      <text:p text:style-name="P2"><text:tab/><text:span text:style-name="T2">Comme le marché est en pleine essor, de nouveau concurrent pourrai émerger sur le marché pour essayer de s’approprier une part du marché</text:span></text:p>
      <text:p text:style-name="P2"/>
      <text:p text:style-name="P2"><text:s/>-<text:span text:style-name="T3">&gt; Nouvelle lois ou norme institutionnelle</text:span></text:p>
      <text:p text:style-name="P2"><text:tab/><text:span text:style-name="T3">Les institutions des pays dans laquelle l’entreprise intervient peut instaurer de nouvelles lois pouvant nuire le marché de l’entreprise (mesure protectionniste, ...)</text:span></text:p>
      <text:p text:style-name="P2"><text:tab/></text:p>
      <text:p text:style-name="Preformatted_20_Text"/>
      <text:p text:style-name="P1">&amp;&amp;&amp;&amp;&amp; Opportunitées : &amp;&amp;&amp;&amp;&amp;</text:p>
      <text:p text:style-name="Preformatted_20_Text"><text:s/>-&gt; Confinements</text:p>
      <text:p text:style-name="Preformatted_20_Text"><text:tab/>Toutes les personnes se fournissant dans des boutiques sont de potentiel client dans une situation de confinement. <text:span text:style-name="T1">De plus, après un confinement prolongée, certains individu ont la volonté de reprendre leurs corps en main.</text:span></text:p>
      <text:p text:style-name="Preformatted_20_Text"/>
      <text:p text:style-name="Preformatted_20_Text"><text:s/>-&gt; Marché du fitness en plein essor</text:p>
      <text:p text:style-name="Preformatted_20_Text"><text:tab/><text:span text:style-name="T1">En vue des nombreuse vidéo publié par des influenceurs (sur YouTube par exemple), le marché du fitness attire une nouvelle clientèle qui pourra s’offrir les produits de l’entreprise</text:span></text:p>
      <text:p text:style-name="Preformatted_20_Text"/>
      <text:p text:style-name="P5"><text:s/>-<text:span text:style-name="T4">&gt; Développement des secteurs du jeux vidéo</text:span></text:p>
      <text:p text:style-name="P5"><text:tab/><text:span text:style-name="T4">Les nouvelles générations sont depuis leurs naissance, baigné dans le numérique. C’est donc s'assurer une futur clientèle prometteuse.</text:span> <text:s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22-01-18T10:56:42.489824642</dc:date>
    <meta:editing-duration>PT16M39S</meta:editing-duration>
    <meta:editing-cycles>3</meta:editing-cycles>
    <meta:generator>LibreOffice/6.1.5.2$Linux_X86_64 LibreOffice_project/10$Build-2</meta:generator>
    <meta:document-statistic meta:table-count="0" meta:image-count="0" meta:object-count="0" meta:page-count="1" meta:paragraph-count="32" meta:word-count="410" meta:character-count="2588" meta:non-whitespace-character-count="2176"/>
  </office:meta>
</office:document-meta>
</file>